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03aa63" officeooo:paragraph-rsid="0003aa63"/>
    </style:style>
    <style:style style:name="P2" style:family="paragraph" style:parent-style-name="Standard" style:list-style-name="L1">
      <style:text-properties style:font-name="Liberation Sans" officeooo:rsid="0003aa63" officeooo:paragraph-rsid="0003aa6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y que hacer un archivo xml que contenga una colección de discos. Hay que establecer el título del documento por medio de un resource. Cada disco tendrá un atributo id. Dentro de este se pondrá:</text:p>
      <text:p text:style-name="P1"/>
      <text:list xml:id="list4109214517657650618" text:style-name="L1">
        <text:list-item>
          <text:p text:style-name="P2">El nombre del disco.</text:p>
        </text:list-item>
        <text:list-item>
          <text:p text:style-name="P2">Un enlace a la web del disco y un enlace a una web secundaria utilizando locators.</text:p>
        </text:list-item>
        <text:list-item>
          <text:p text:style-name="P2">Un enlace tipo resource a otro documento xml que contendrá las canciones del disco.</text:p>
        </text:list-item>
        <text:list-item>
          <text:p text:style-name="P2">Dos arcos, uno para el disco anterior y otro para el siguiente. El disco anterior al primero es el último y el siguiente para el último es el primer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GL </meta:initial-creator>
    <meta:creation-date>2014-12-17T19:48:03.383934198</meta:creation-date>
    <dc:date>2014-12-17T19:52:41.122878174</dc:date>
    <dc:creator>DavidGL </dc:creator>
    <meta:editing-duration>P0D</meta:editing-duration>
    <meta:editing-cycles>1</meta:editing-cycles>
    <meta:document-statistic meta:table-count="0" meta:image-count="0" meta:object-count="0" meta:page-count="1" meta:paragraph-count="5" meta:word-count="102" meta:character-count="534" meta:non-whitespace-character-count="441"/>
    <meta:generator>LibreOffice/4.2.7.2$Linux_X86_64 LibreOffice_project/420m0$Build-2</meta:generator>
  </office:meta>
</office:document-meta>
</file>